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2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2"/>
          <table:table-cell table:style-name="ce41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2"/>
          <table:table-cell table:style-name="ce49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3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3" office:value-type="string" calcext:value-type="string">
            <text:p>OA DICT</text:p>
          </table:table-cell>
          <table:table-cell table:style-name="ce42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3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9"/>
          <table:table-cell table:style-name="ce37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38"/>
          <table:table-cell table:style-name="ce29"/>
          <table:table-cell table:style-name="ce29" office:value-type="string" calcext:value-type="string">
            <text:p>N / TBC</text:p>
          </table:table-cell>
          <table:table-cell table:style-name="ce35"/>
          <table:table-cell table:style-name="ce44"/>
          <table:table-cell table:style-name="ce38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/>
          <table:table-cell table:style-name="ce35" office:value-type="string" calcext:value-type="string">
            <text:p>X</text:p>
          </table:table-cell>
          <table:table-cell table:style-name="ce38"/>
          <table:table-cell table:style-name="ce27"/>
          <table:table-cell table:style-name="ce29"/>
          <table:table-cell table:style-name="ce37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6"/>
          <table:table-cell table:style-name="ce38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TBD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30"/>
          <table:table-cell table:style-name="ce36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40"/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5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5" office:value-type="string" calcext:value-type="string">
            <text:p>X Rename ?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9"/>
          <table:table-cell table:style-name="ce37"/>
          <table:table-cell table:style-name="ce38"/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7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31"/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1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8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08:35:27.056291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0" meta:object-count="0"/>
  </office:meta>
</office:document-meta>
</file>